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yuthi" svg:font-family="Dyuth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ex10" svg:font-family="cmex10" style:font-pitch="variable"/>
    <style:font-face style:name="cmsy10" svg:font-family="cmsy10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3pt" fo:font-weight="bold" officeooo:paragraph-rsid="00082b8a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style:text-underline-style="solid" style:text-underline-width="auto" style:text-underline-color="font-color" fo:font-weight="bold" officeooo:paragraph-rsid="0006cf61" style:font-size-asian="13pt" style:font-weight-asian="bold" style:font-size-complex="13pt" style:font-weight-complex="bold"/>
    </style:style>
    <style:style style:name="P6" style:family="paragraph" style:parent-style-name="Standard">
      <style:text-properties officeooo:paragraph-rsid="00082b8a"/>
    </style:style>
    <style:style style:name="P7" style:family="paragraph" style:parent-style-name="Standard">
      <style:text-properties style:font-name="FreeMono" fo:font-size="12pt" style:text-underline-style="none" fo:font-weight="normal" officeooo:rsid="00082b8a" officeooo:paragraph-rsid="00082b8a" style:font-weight-asian="normal" style:font-weight-complex="normal"/>
    </style:style>
    <style:style style:name="P8" style:family="paragraph" style:parent-style-name="Standard">
      <style:text-properties style:font-name="FreeMono"/>
    </style:style>
    <style:style style:name="P9" style:family="paragraph" style:parent-style-name="Standard">
      <style:text-properties style:font-name="FreeMono" officeooo:rsid="00082b8a" officeooo:paragraph-rsid="00082b8a"/>
    </style:style>
    <style:style style:name="P10" style:family="paragraph" style:parent-style-name="Standard">
      <style:text-properties style:font-name="FreeMono" officeooo:paragraph-rsid="00082b8a"/>
    </style:style>
    <style:style style:name="P11" style:family="paragraph" style:parent-style-name="Standard">
      <style:text-properties style:font-name="FreeMono" fo:font-weight="normal" style:font-weight-asian="normal" style:font-weight-complex="normal"/>
    </style:style>
    <style:style style:name="P12" style:family="paragraph" style:parent-style-name="Standard">
      <style:text-properties style:font-name="FreeMono" officeooo:rsid="00098148" officeooo:paragraph-rsid="00098148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06cf61"/>
    </style:style>
    <style:style style:name="T3" style:family="text">
      <style:text-properties officeooo:rsid="00082b8a"/>
    </style:style>
    <style:style style:name="T4" style:family="text">
      <style:text-properties officeooo:rsid="00098148"/>
    </style:style>
    <style:style style:name="T5" style:family="text">
      <style:text-properties style:font-name="FreeMono"/>
    </style:style>
    <style:style style:name="T6" style:family="text">
      <style:text-properties style:font-name="FreeMono" officeooo:rsid="00098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ABASE SYSTEMS LAB</text:p>
      <text:p text:style-name="P5"/>
      <text:p text:style-name="P4">DEPARTMENT OF MATHEMATICAL AND COMPUTATIONAL SCIENCES</text:p>
      <text:p text:style-name="P3">NATIONAL INSTITUTE OF TECHNOLOGY KARNATAKA, SURATHKA<text:span text:style-name="T2">L</text:span></text:p>
      <text:p text:style-name="P1"><text:span text:style-name="T1">MA611 – 2nd Semester MCA, 2024-2025</text:span></text:p>
      <text:p text:style-name="P1"><text:span text:style-name="T1"/></text:p>
      <text:p text:style-name="P2">Assignment-5</text:p>
      <text:p text:style-name="P2"/>
      <text:p text:style-name="Standard"><text:span text:style-name="T3">1. </text:span>Create the following tables with the following attributes and constraints on them.</text:p>
      <text:p text:style-name="Standard"><text:tab/>a. Bank (bk_code, bk_name, bk_address)</text:p>
      <text:p text:style-name="P6"><text:tab/>b. Branch (br_id, br_name, br_address, bk_code)</text:p>
      <text:p text:style-name="P6"><text:tab/>c. Customer (cust_ID, cust_name, phone_no, address)</text:p>
      <text:p text:style-name="Standard"><text:tab/>d. Account (acc_no, acc_type, balance, br_id)</text:p>
      <text:p text:style-name="Standard"><text:tab/>e. Customer_Account (cust_ID, acc_no)</text:p>
      <text:p text:style-name="Standard"><text:tab/>f. Loan (loan_ID, loan_type, amount, br_id)</text:p>
      <text:p text:style-name="Standard"><text:tab/>g. Customer_Loan (cust_ID, loan_ID)</text:p>
      <text:p text:style-name="P6">Create all the tables by defining primary key, foreign key and other appropriate constraints.</text:p>
      <text:p text:style-name="P7">-- 1. Create Bank Table</text:p>
      <text:p text:style-name="P7">CREATE TABLE bank (</text:p>
      <text:p text:style-name="P7"><text:s text:c="4"/>bk_code INT PRIMARY KEY,</text:p>
      <text:p text:style-name="P7"><text:s text:c="4"/>bk_name VARCHAR(100),</text:p>
      <text:p text:style-name="P7"><text:s text:c="4"/>bk_address VARCHAR(255)</text:p>
      <text:p text:style-name="P7">);</text:p>
      <text:p text:style-name="P7"/>
      <text:p text:style-name="P7">-- 2. Create Branch Table</text:p>
      <text:p text:style-name="P7">CREATE TABLE branch (</text:p>
      <text:p text:style-name="P7"><text:s text:c="4"/>br_id VARCHAR(5) PRIMARY KEY,</text:p>
      <text:p text:style-name="P7"><text:s text:c="4"/>br_name VARCHAR(100),</text:p>
      <text:p text:style-name="P7"><text:s text:c="4"/>br_address VARCHAR(255),</text:p>
      <text:p text:style-name="P7"><text:s text:c="4"/>bk_code INT,</text:p>
      <text:p text:style-name="P7"><text:s text:c="4"/>FOREIGN KEY (bk_code) REFERENCES bank(bk_code)</text:p>
      <text:p text:style-name="P7">);</text:p>
      <text:p text:style-name="P7"/>
      <text:p text:style-name="P7">-- 3. Create Customer Table</text:p>
      <text:p text:style-name="P7">CREATE TABLE customer (</text:p>
      <text:p text:style-name="P7"><text:s text:c="4"/>cust_id INT PRIMARY KEY,</text:p>
      <text:p text:style-name="P7"><text:s text:c="4"/>cust_name VARCHAR(100),</text:p>
      <text:p text:style-name="P7"><text:s text:c="4"/>phone_no VARCHAR(10),</text:p>
      <text:p text:style-name="P7"><text:s text:c="4"/>address VARCHAR(255),</text:p>
      <text:p text:style-name="P7"><text:s text:c="4"/>nominee VARCHAR(50)</text:p>
      <text:p text:style-name="P7">);</text:p>
      <text:p text:style-name="P7"/>
      <text:p text:style-name="P7">-- 4. Create Account Table</text:p>
      <text:p text:style-name="P7">CREATE TABLE account (</text:p>
      <text:p text:style-name="P7"><text:s text:c="4"/>acc_no INT PRIMARY KEY,</text:p>
      <text:p text:style-name="P7"><text:s text:c="4"/>acc_type VARCHAR(50),</text:p>
      <text:p text:style-name="P7"><text:s text:c="4"/>balance DECIMAL(10,2),</text:p>
      <text:p text:style-name="P7"><text:s text:c="4"/>br_id VARCHAR(5),</text:p>
      <text:p text:style-name="P7"><text:s text:c="4"/>FOREIGN KEY (br_id) REFERENCES Branch(br_id)</text:p>
      <text:p text:style-name="P7">);</text:p>
      <text:p text:style-name="P7"/>
      <text:p text:style-name="P7">-- 5. Create Customer_Account Table (Many-to-Many Relationship)</text:p>
      <text:p text:style-name="P7">CREATE TABLE customer_account (</text:p>
      <text:p text:style-name="P7"><text:s text:c="4"/>cust_ID INT,</text:p>
      <text:p text:style-name="P7"><text:s text:c="4"/>acc_no INT,</text:p>
      <text:p text:style-name="P7"><text:s text:c="4"/>PRIMARY KEY (cust_ID, acc_no),</text:p>
      <text:p text:style-name="P7"><text:s text:c="4"/>FOREIGN KEY (cust_ID) REFERENCES Customer(cust_ID),</text:p>
      <text:p text:style-name="P7"><text:soft-page-break/><text:s text:c="4"/>FOREIGN KEY (acc_no) REFERENCES Account(acc_no)</text:p>
      <text:p text:style-name="P7">);</text:p>
      <text:p text:style-name="P7"/>
      <text:p text:style-name="P7">-- 6. Create Loan Table</text:p>
      <text:p text:style-name="P7">CREATE TABLE loan (</text:p>
      <text:p text:style-name="P7"><text:s text:c="4"/>loan_ID INT PRIMARY KEY,</text:p>
      <text:p text:style-name="P7"><text:s text:c="4"/>loan_type VARCHAR(50),</text:p>
      <text:p text:style-name="P7"><text:s text:c="4"/>amount DECIMAL(10,2),</text:p>
      <text:p text:style-name="P7"><text:s text:c="4"/>br_id VARCHAR(5),</text:p>
      <text:p text:style-name="P7"><text:s text:c="4"/>FOREIGN KEY (br_id) REFERENCES branch(br_id)</text:p>
      <text:p text:style-name="P7">);</text:p>
      <text:p text:style-name="P7"/>
      <text:p text:style-name="P7">-- 7. Create Customer_Loan Table (Many-to-Many Relationship)</text:p>
      <text:p text:style-name="P7">CREATE TABLE Customer_Loan (</text:p>
      <text:p text:style-name="P7"><text:s text:c="4"/>cust_ID INT,</text:p>
      <text:p text:style-name="P7"><text:s text:c="4"/>loan_ID INT,</text:p>
      <text:p text:style-name="P7"><text:s text:c="4"/>PRIMARY KEY (cust_ID, loan_ID),</text:p>
      <text:p text:style-name="P7"><text:s text:c="4"/>FOREIGN KEY (cust_ID) REFERENCES Customer(cust_ID),</text:p>
      <text:p text:style-name="P7"><text:s text:c="4"/>FOREIGN KEY (loan_ID) REFERENCES Loan(loan_ID)</text:p>
      <text:p text:style-name="P7">);</text:p>
      <text:p text:style-name="P7"/>
      <text:p text:style-name="Standard">2. Insert atleast five records in each table.</text:p>
      <text:p text:style-name="P8">-- Insert records into Bank Table</text:p>
      <text:p text:style-name="P8">INSERT INTO Bank VALUES (1, 'State Bank', 'Mumbai');</text:p>
      <text:p text:style-name="P8">INSERT INTO Bank VALUES (2, 'ICICI Bank', 'Delhi');</text:p>
      <text:p text:style-name="P8">INSERT INTO Bank VALUES (3, 'HDFC Bank', 'Bangalore');</text:p>
      <text:p text:style-name="P8">INSERT INTO Bank VALUES (4, 'Kotak Mahindra Bank', 'Delhi');</text:p>
      <text:p text:style-name="P8">INSERT INTO Bank VALUES (5, 'Axis Bank', 'Lucknow');</text:p>
      <text:p text:style-name="P8"/>
      <text:p text:style-name="P8">-- Insert records into Branch Table</text:p>
      <text:p text:style-name="P8">INSERT INTO Branch VALUES ('br_01', 'Mumbai Branch', 'Thane, Mumbai', 1);</text:p>
      <text:p text:style-name="P8">INSERT INTO Branch VALUES ('br_02', 'Delhi Branch', 'Sector-24, Delhi', 2);</text:p>
      <text:p text:style-name="P8">INSERT INTO Branch VALUES ('br_03', 'Bangalore Branch', 'Malleshwaram, Bangalore', 3);</text:p>
      <text:p text:style-name="P8">INSERT INTO Branch VALUES ('br_04', 'Delhi-2 Branch', 'Uttam Nagar, Delhi', 2);</text:p>
      <text:p text:style-name="P8">INSERT INTO Branch VALUES ('br_05', 'Lucknow Branch', 'Lucknow', 5);</text:p>
      <text:p text:style-name="P8"/>
      <text:p text:style-name="P8">-- Insert records into Customer Table</text:p>
      <text:p text:style-name="P8">INSERT INTO Customer VALUES (101, 'Ravi', '9876543210', 'Surathkal', 'Anjali');</text:p>
      <text:p text:style-name="P8">INSERT INTO Customer VALUES (102, 'Sita', '9654321098', 'NITK', 'Mohan');</text:p>
      <text:p text:style-name="P8">INSERT INTO Customer VALUES (103, 'Arun', '9123456789', 'MG Road', 'Neha');</text:p>
      <text:p text:style-name="P8">INSERT INTO Customer VALUES (104, 'Maya', '9123456700', 'Br_02', 'Ravi');</text:p>
      <text:p text:style-name="P8">INSERT INTO Customer VALUES (105, 'Shyam', '9998887776', 'Surathkal', 'Maya');</text:p>
      <text:p text:style-name="P8"/>
      <text:p text:style-name="P8">-- Insert records into Account Table</text:p>
      <text:p text:style-name="P8">INSERT INTO Account VALUES (201, 'Savings', 15000.00, 'br_01');</text:p>
      <text:p text:style-name="P8">INSERT INTO Account VALUES (202, 'Current', 5000.00, 'br_03');</text:p>
      <text:p text:style-name="P8">INSERT INTO Account VALUES (203, 'Savings', 25000.00, 'br_02');</text:p>
      <text:p text:style-name="P8">INSERT INTO Account VALUES (204, 'Current', 200.00, 'br_01');</text:p>
      <text:p text:style-name="P8">INSERT INTO Account VALUES (205, 'Savings', 12000.00, 'br_02');</text:p>
      <text:p text:style-name="P8"/>
      <text:p text:style-name="P8"><text:soft-page-break/>-- Insert records into Customer_Account Table</text:p>
      <text:p text:style-name="P8">INSERT INTO Customer_Account VALUES (101, 201);</text:p>
      <text:p text:style-name="P8">INSERT INTO Customer_Account VALUES (102, 202);</text:p>
      <text:p text:style-name="P8">INSERT INTO Customer_Account VALUES (103, 203);</text:p>
      <text:p text:style-name="P8">INSERT INTO Customer_Account VALUES (104, 204);</text:p>
      <text:p text:style-name="P8">INSERT INTO Customer_Account VALUES (105, 205);</text:p>
      <text:p text:style-name="P8"/>
      <text:p text:style-name="P8">-- Insert records into Loan Table</text:p>
      <text:p text:style-name="P8">INSERT INTO Loan VALUES (301, 'Home Loan', 500000.00, 'br_01');</text:p>
      <text:p text:style-name="P8">INSERT INTO Loan VALUES (302, 'Vehicle Loan', 100000.00, 'br_03');</text:p>
      <text:p text:style-name="P8">INSERT INTO Loan VALUES (303, 'Home Loan', 200000.00, 'br_02');</text:p>
      <text:p text:style-name="P8">INSERT INTO Loan VALUES (304, 'Personal Loan', 50000.00, 'br_02');</text:p>
      <text:p text:style-name="P8">INSERT INTO Loan VALUES (305, 'Vehicle Loan', 150000.00, 'br_01');</text:p>
      <text:p text:style-name="P8"/>
      <text:p text:style-name="P8">-- Insert records into Customer_Loan Table</text:p>
      <text:p text:style-name="P8">INSERT INTO Customer_Loan VALUES (101, 301);</text:p>
      <text:p text:style-name="P8">INSERT INTO Customer_Loan VALUES (102, 302);</text:p>
      <text:p text:style-name="P8">INSERT INTO Customer_Loan VALUES (103, 303);</text:p>
      <text:p text:style-name="P8">INSERT INTO Customer_Loan VALUES (104, 304);</text:p>
      <text:p text:style-name="P8">INSERT INTO Customer_Loan VALUES (105, 305);</text:p>
      <text:p text:style-name="Standard"/>
      <text:p text:style-name="Standard"/>
      <text:p text:style-name="Standard">3. List the details of all customers.</text:p>
      <text:p text:style-name="P9">SELECT * FROM customer;</text:p>
      <text:p text:style-name="Standard"/>
      <text:p text:style-name="Standard">4. Find the cust_ID and phone number of customer ‘Ravi’.</text:p>
      <text:p text:style-name="P10">SELECT cust_ID, phone_no FROM Customer WHERE cust_name = 'Ravi';</text:p>
      <text:p text:style-name="P6"/>
      <text:p text:style-name="Standard">5. Find the Address of all branches of br_01.</text:p>
      <text:p text:style-name="P8">SELECT br_address FROM Branch WHERE br_id = ‘<text:span text:style-name="T4">br_01’</text:span>;</text:p>
      <text:p text:style-name="Standard"/>
      <text:p text:style-name="Standard">6. Find the details of Customer having ID 103.</text:p>
      <text:p text:style-name="P8">SELECT * FROM Customer WHERE cust_ID = 103;</text:p>
      <text:p text:style-name="Standard"/>
      <text:p text:style-name="Standard">7. List the account details having balance more than 10000.</text:p>
      <text:p text:style-name="P8">SELECT * FROM Account WHERE balance &gt; 10000;</text:p>
      <text:p text:style-name="Standard"/>
      <text:p text:style-name="Standard">8. List the account details of branch br_02.</text:p>
      <text:p text:style-name="Standard"><text:span text:style-name="T5">SELECT * FROM Account WHERE br_id = ‘</text:span><text:span text:style-name="T6">br_02’</text:span><text:span text:style-name="T5">;</text:span></text:p>
      <text:p text:style-name="Standard"/>
      <text:p text:style-name="Standard">9. List the loan details of branch br_01.</text:p>
      <text:p text:style-name="P8">SELECT * FROM Loan WHERE br_id = ‘<text:span text:style-name="T4">br_01’</text:span>;</text:p>
      <text:p text:style-name="Standard"/>
      <text:p text:style-name="Standard">10. List the account details with their branch address.</text:p>
      <text:p text:style-name="P8">SELECT Account.*, Branch.br_address</text:p>
      <text:p text:style-name="P8">FROM Account</text:p>
      <text:p text:style-name="P8">JOIN Branch ON Account.br_id = Branch.br_id;</text:p>
      <text:p text:style-name="Standard"/>
      <text:p text:style-name="Standard">11. List the customer details with their account details.</text:p>
      <text:p text:style-name="P8">SELECT Customer.*, Account.*</text:p>
      <text:p text:style-name="P8">FROM Customer</text:p>
      <text:p text:style-name="P8">JOIN Customer_Account ON Customer.cust_ID = Customer_Account.cust_ID</text:p>
      <text:p text:style-name="P8">JOIN Account ON Customer_Account.acc_no = Account.acc_no;</text:p>
      <text:p text:style-name="Standard"/>
      <text:p text:style-name="Standard">12. List the customer details having account type ‘savings’.</text:p>
      <text:p text:style-name="P12">SELECT Customer.*</text:p>
      <text:p text:style-name="P12"><text:soft-page-break/>FROM Customer</text:p>
      <text:p text:style-name="P12">JOIN Customer_Account ON Customer.cust_ID = Customer_Account.cust_ID</text:p>
      <text:p text:style-name="P12">JOIN Account ON Customer_Account.acc_no = Account.acc_no</text:p>
      <text:p text:style-name="P12">WHERE Account.acc_type = 'Savings';</text:p>
      <text:p text:style-name="Standard"/>
      <text:p text:style-name="Standard">13. List the customer details having vehicle loan.</text:p>
      <text:p text:style-name="P8">SELECT Customer.*</text:p>
      <text:p text:style-name="P8">FROM Customer</text:p>
      <text:p text:style-name="P8">JOIN Customer_Loan ON Customer.cust_ID = Customer_Loan.cust_ID</text:p>
      <text:p text:style-name="P8">JOIN Loan ON Customer_Loan.loan_ID = Loan.loan_ID</text:p>
      <text:p text:style-name="P8">WHERE Loan.loan_type = 'Vehicle Loan';</text:p>
      <text:p text:style-name="Standard"/>
      <text:p text:style-name="Standard">14. List the branch names of all accounts.</text:p>
      <text:p text:style-name="P8">SELECT DISTINCT Branch.br_name</text:p>
      <text:p text:style-name="P8">FROM Branch</text:p>
      <text:p text:style-name="P8">JOIN Account ON Branch.br_id = Account.br_id;</text:p>
      <text:p text:style-name="Standard"/>
      <text:p text:style-name="Standard">15. List the customer details going to ‘Surathkal’ branch.</text:p>
      <text:p text:style-name="P8">SELECT Customer.*</text:p>
      <text:p text:style-name="P8">FROM Customer</text:p>
      <text:p text:style-name="P8">JOIN Customer_Account ON Customer.cust_ID = Customer_Account.cust_ID</text:p>
      <text:p text:style-name="P8">JOIN Account ON Customer_Account.acc_no = Account.acc_no</text:p>
      <text:p text:style-name="P8">JOIN Branch ON Account.br_id = Branch.br_id</text:p>
      <text:p text:style-name="P8">WHERE Branch.br_address = 'Surathkal';</text:p>
      <text:p text:style-name="Standard"/>
      <text:p text:style-name="Standard">16. List the customers having loan account in ‘MG Road’ branch.</text:p>
      <text:p text:style-name="P8">SELECT Customer.*</text:p>
      <text:p text:style-name="P8">FROM Customer</text:p>
      <text:p text:style-name="P8">JOIN Customer_Loan ON Customer.cust_ID = Customer_Loan.cust_ID</text:p>
      <text:p text:style-name="P8">JOIN Loan ON Customer_Loan.loan_ID = Loan.loan_ID</text:p>
      <text:p text:style-name="P8">JOIN Branch ON Loan.br_id = Branch.br_id</text:p>
      <text:p text:style-name="P8">WHERE Branch.br_address = 'MG Road';</text:p>
      <text:p text:style-name="Standard"/>
      <text:p text:style-name="Standard">17. Find the customers having balance between 1000 to 10000 .</text:p>
      <text:p text:style-name="P8">SELECT Customer.*</text:p>
      <text:p text:style-name="P8">FROM Customer</text:p>
      <text:p text:style-name="P8">JOIN Customer_Account ON Customer.cust_ID = Customer_Account.cust_ID</text:p>
      <text:p text:style-name="P8">JOIN Account ON Customer_Account.acc_no = Account.acc_no</text:p>
      <text:p text:style-name="P8">WHERE Account.balance BETWEEN 1000 AND 10000;</text:p>
      <text:p text:style-name="Standard"/>
      <text:p text:style-name="Standard">18. Give a bonus of rupees 100 to customers having more than 10000 balance.</text:p>
      <text:p text:style-name="P8">UPDATE Account</text:p>
      <text:p text:style-name="P8">SET balance = balance + 100</text:p>
      <text:p text:style-name="P8">WHERE balance &gt; 10000;</text:p>
      <text:p text:style-name="Standard"/>
      <text:p text:style-name="Standard">19. Deduct 50 rupees from customers having less than 500 rupees in balance.</text:p>
      <text:p text:style-name="P8">UPDATE Account</text:p>
      <text:p text:style-name="P8">SET balance = balance - 50</text:p>
      <text:p text:style-name="P8">WHERE balance &lt; 500;</text:p>
      <text:p text:style-name="Standard"/>
      <text:p text:style-name="Standard">20. Give the customer details having home loan.</text:p>
      <text:p text:style-name="P8">SELECT Customer.*</text:p>
      <text:p text:style-name="P8">FROM Customer</text:p>
      <text:p text:style-name="P8">JOIN Customer_Loan ON Customer.cust_ID = Customer_Loan.cust_ID</text:p>
      <text:p text:style-name="P8">JOIN Loan ON Customer_Loan.loan_ID = Loan.loan_ID</text:p>
      <text:p text:style-name="P8"><text:soft-page-break/>WHERE Loan.loan_type = 'Home Loan';</text:p>
      <text:p text:style-name="Standard"/>
      <text:p text:style-name="Standard">21. Give the customer details having home loan in ‘NITK’ branch.</text:p>
      <text:p text:style-name="P8">SELECT Customer.*</text:p>
      <text:p text:style-name="P8">FROM Customer</text:p>
      <text:p text:style-name="P8">JOIN Customer_Loan ON Customer.cust_ID = Customer_Loan.cust_ID</text:p>
      <text:p text:style-name="P8">JOIN Loan ON Customer_Loan.loan_ID = Loan.loan_ID</text:p>
      <text:p text:style-name="P8">JOIN Branch ON Loan.br_id = Branch.br_id</text:p>
      <text:p text:style-name="P8">WHERE Loan.loan_type = 'Home Loan' AND Branch.br_address = 'NITK';</text:p>
      <text:p text:style-name="Standard"/>
      <text:p text:style-name="Standard">22. Add a column NOMINEE to the customer table with data type varchar (50).</text:p>
      <text:p text:style-name="P8">ALTER TABLE Customer ADD nominee VARCHAR(50);</text:p>
      <text:p text:style-name="Standard"/>
      <text:p text:style-name="Standard">23. List all the account numbers in ascending order of their balance.</text:p>
      <text:p text:style-name="P8">SELECT acc_no FROM Account ORDER BY balance ASC;</text:p>
      <text:p text:style-name="Standard"/>
      <text:p text:style-name="Standard">24. Count the number of customers having account type savings.</text:p>
      <text:p text:style-name="P11">SELECT COUNT(DISTINCT Customer.cust_ID) AS Savings_Account_Customers</text:p>
      <text:p text:style-name="P11">FROM Customer</text:p>
      <text:p text:style-name="P11">JOIN Customer_Account ON Customer.cust_ID = Customer_Account.cust_ID</text:p>
      <text:p text:style-name="P11">JOIN Account ON Customer_Account.acc_no = Account.acc_no</text:p>
      <text:p text:style-name="P11">WHERE Account.acc_type = 'Savings';</text:p>
      <text:p text:style-name="Standard"/>
      <text:p text:style-name="Standard"/>
      <text:p text:style-name="Standard">25. Count the number of customers for each account type.</text:p>
      <text:p text:style-name="P8">SELECT Account.acc_type, COUNT(DISTINCT Customer.cust_ID) AS Customers_Count</text:p>
      <text:p text:style-name="P8">FROM Customer</text:p>
      <text:p text:style-name="P8">JOIN Customer_Account ON Customer.cust_ID = Customer_Account.cust_ID</text:p>
      <text:p text:style-name="P8">JOIN Account ON Customer_Account.acc_no = Account.acc_no</text:p>
      <text:p text:style-name="P8">GROUP BY Account.acc_type;</text:p>
      <text:p text:style-name="Standard"/>
      <text:p text:style-name="Standard">26. Find the total balance in Savings account.</text:p>
      <text:p text:style-name="P8">SELECT SUM(balance) AS Total_Savings_Balance</text:p>
      <text:p text:style-name="P8">FROM Account</text:p>
      <text:p text:style-name="P8">WHERE acc_type = 'Savings';</text:p>
      <text:p text:style-name="Standard"/>
      <text:p text:style-name="Standard">27. Find the average balance of Current account.</text:p>
      <text:p text:style-name="P8">SELECT AVG(balance) AS Average_Current_Balance</text:p>
      <text:p text:style-name="P8">FROM Account</text:p>
      <text:p text:style-name="P8">WHERE acc_type = 'Current';</text:p>
      <text:p text:style-name="Standard"/>
      <text:p text:style-name="Standard">28. Find the average balance for each account type.</text:p>
      <text:p text:style-name="P8">SELECT acc_type, AVG(balance) AS Average_Balance</text:p>
      <text:p text:style-name="P8">FROM Account</text:p>
      <text:p text:style-name="P8">GROUP BY acc_type;</text:p>
      <text:p text:style-name="Standard"/>
      <text:p text:style-name="Standard">29. Find the customer details having maximum balance.</text:p>
      <text:p text:style-name="P8">SELECT Customer.*</text:p>
      <text:p text:style-name="P8">FROM Customer</text:p>
      <text:p text:style-name="P8">JOIN Customer_Account ON Customer.cust_ID = Customer_Account.cust_ID</text:p>
      <text:p text:style-name="P8">JOIN Account ON Customer_Account.acc_no = Account.acc_no</text:p>
      <text:p text:style-name="P8">WHERE Account.balance = (SELECT MAX(balance) FROM Account);</text:p>
      <text:p text:style-name="Standard"><text:soft-page-break/></text:p>
      <text:p text:style-name="Standard">30. Find the average amount for vehicle loan.</text:p>
      <text:p text:style-name="P8">SELECT AVG(amount) AS Average_Vehicle_Loan</text:p>
      <text:p text:style-name="P8">FROM Loan</text:p>
      <text:p text:style-name="P8">WHERE loan_type = 'Vehicle Loan';</text:p>
      <text:p text:style-name="Standard"/>
      <text:p text:style-name="Standard">31. Find the average balance in each branch.</text:p>
      <text:p text:style-name="P8">SELECT Branch.br_name, AVG(Account.balance) AS Average_Balance</text:p>
      <text:p text:style-name="P8">FROM Branch</text:p>
      <text:p text:style-name="P8">JOIN Account ON Branch.br_id = Account.br_id</text:p>
      <text:p text:style-name="P8">GROUP BY Branch.br_name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yuthi" svg:font-family="Dyuthi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cmex10" svg:font-family="cmex10" style:font-pitch="variable"/>
    <style:font-face style:name="cmsy10" svg:font-family="cmsy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6:01:43.648331838</meta:creation-date>
    <dc:date>2025-03-12T16:32:43.092342614</dc:date>
    <meta:editing-duration>PT10M28S</meta:editing-duration>
    <meta:editing-cycles>1</meta:editing-cycles>
    <meta:document-statistic meta:table-count="0" meta:image-count="0" meta:object-count="0" meta:page-count="6" meta:paragraph-count="234" meta:word-count="1292" meta:character-count="9560" meta:non-whitespace-character-count="8362"/>
    <meta:generator>LibreOffice/7.3.7.2$Linux_X86_64 LibreOffice_project/30$Build-2</meta:generator>
  </office:meta>
</office:document-meta>
</file>